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7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0" draw:id="id10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1" draw:id="id11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0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1" draw:end-glue-point="4" svg:d="M25213 25204l4000 2238" svg:viewBox="0 0 40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21:40.812765768</dc:date>
    <dc:creator>elucterio </dc:creator>
    <meta:editing-duration>PT1H35M44S</meta:editing-duration>
    <meta:editing-cycles>12</meta:editing-cycles>
    <meta:generator>LibreOffice/4.2.8.2$Linux_X86_64 LibreOffice_project/420m0$Build-2</meta:generator>
    <meta:document-statistic meta:object-count="63"/>
  </office:meta>
</office:document-meta>
</file>